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6pt" fo:font-weight="normal" officeooo:rsid="000ec30c" officeooo:paragraph-rsid="000ec30c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size="16pt" fo:font-weight="normal" officeooo:rsid="00108122" officeooo:paragraph-rsid="00108122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size="16pt" fo:font-weight="normal" officeooo:rsid="0010a1ea" officeooo:paragraph-rsid="0010a1ea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size="16pt"/>
    </style:style>
    <style:style style:name="P5" style:family="paragraph" style:parent-style-name="Standard">
      <style:text-properties fo:font-weight="normal" officeooo:rsid="000ec30c" officeooo:paragraph-rsid="000ec30c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ize="22pt" officeooo:rsid="000ec30c" officeooo:paragraph-rsid="000ec30c"/>
    </style:style>
    <style:style style:name="P7" style:family="paragraph" style:parent-style-name="Standard">
      <style:paragraph-properties fo:line-height="115%"/>
    </style:style>
    <style:style style:name="T1" style:family="text">
      <style:text-properties officeooo:rsid="000ec30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t Order request For Brandon Carpenter</text:p>
      <text:p text:style-name="P7"/>
      <text:p text:style-name="P4"><text:span text:style-name="T1">PART : </text:span><text:span text:style-name="T2">SEN-13963</text:span></text:p>
      <text:p text:style-name="P1">Description : Accelerometer evaluation board</text:p>
      <text:p text:style-name="P1">Distributor : Digikey</text:p>
      <text:p text:style-name="P1">Link: <text:a xlink:type="simple" xlink:href="https://www.digikey.ca/en/products/detail/sparkfun-electronics/SEN-13963/6594758" text:style-name="Internet_20_link" text:visited-style-name="Visited_20_Internet_20_Link">https://www.digikey.ca/en/products/detail/sparkfun-electronics/SEN-13963/6594758</text:a></text:p>
      <text:p text:style-name="P1"/>
      <text:p text:style-name="P2">Student ID: 200541267</text:p>
      <text:p text:style-name="P3">Student Name: Brandon Carpenter</text:p>
      <text:p text:style-name="P3">Phone: 4035861955</text:p>
      <text:p text:style-name="P1"/>
      <text:p text:style-name="P1"/>
      <text:p text:style-name="P5"/>
      <text:p text:style-name="P5"/>
      <text:p text:style-name="P5"/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8:28:25.582578613</meta:creation-date>
    <dc:date>2024-01-16T08:52:56.052045824</dc:date>
    <meta:editing-duration>PT4M9S</meta:editing-duration>
    <meta:editing-cycles>1</meta:editing-cycles>
    <meta:document-statistic meta:table-count="0" meta:image-count="0" meta:object-count="0" meta:page-count="1" meta:paragraph-count="8" meta:word-count="28" meta:character-count="276" meta:non-whitespace-character-count="256"/>
    <meta:generator>LibreOffice/7.3.7.2$Linux_X86_64 LibreOffice_project/30$Build-2</meta:generator>
  </office:meta>
</office:document-meta>
</file>